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fffff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Gnumeric-default">
      <style:table-cell-properties fo:background-color="#ffffff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3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color="#000000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4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37" office:value-type="string" calcext:value-type="string">
            <text:p>проанализировать пункт “паттерны поведения (мол я их анализирую вдоль и поперёк и я в них очень хорош или считаю себя хорошим, и я хочу понять как на них заработать 50 тысяч, может на них будет приятней работать. Я не могу сидеть и анализировать мусор…)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ебн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вижу по этому поводу в своей фазе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нич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обозвал этот проект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обозвал своё имя? Серьёзно? Чувак. Просто файл назови. “групанье”. Это сленг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да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хайль гидра.чувак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да. они должны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какие он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видел зачем надо поставить туда своё имя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теперь ты хочешь это в комедию превратить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это ниже чем то что ест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серьёзн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а может и нет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у я не привык так жить. Вот так. Групать. Я так старался блин а ты взял назвал это.. Групань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это всё равно всплывёт. Парти. Сленг. Теперь это культура. 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ладно. Неделю поживём посмотрим. Смотри какие тут ситуации. По поводу анализа. Паттернов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 фазе ты НИЧЕГО НИКОГДА НЕ АНАЛИЗИРОВАЛ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у тебя не было такого мол чувиха идёт на север наверно она идёт к боссу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ы просто её ебал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все кто есть – просто ходят мимо. И их присутствие ничего не значит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олько в жизни ты что-то анализируешь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неправда. Я задавал вопрос почему в фазовом доме были эти стены и т.п. что ими двигало. Я анализировал паттерны даже в фазе. Причины паттернов даже. Это ещё глубже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ок. т.е. ты хорошо анализируешь причины и следствия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хорошо запоминаешь причины и следствия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и комбинируешь их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это виноградов групп. Мы закончили?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ичего не скажу тебе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ак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групер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такие серьёзные проекты превратил в шутку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да. в этом и смысл. Новая норма для всех людей мира. Я устал тянуть их вниз чтоб удовлетворить их страхи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ладн. Неделю потерпим. Но я ощущаю что ты унижаешь дешёвые инструменты. Твой микроскоп тебе хлеб даёт. А ты его ….. считаешь ….. плевком. После этого “групанья”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…… это неправда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я уважаю даже плевки. Я не думал что он меня заведёт в создание круга антиквара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но я не обязан его боготвори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можте его роль была в том чтоб меня подтолкнуть к сегодняшнему состоянию. Помимо всего прочего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закрывает и подкатывает глаза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мол либо групать либо видет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вот я не верю что это антонимы. Просто не надо думать что видеть опасно или надо делать вид что ты ничего не видишь.</text:p>
          </table:table-cell>
          <table:table-cell table:style-name="ce35" table:number-columns-repeated="255"/>
          <table:table-cell table:number-columns-repeated="768"/>
        </table:table-row>
        <table:table-row table:style-name="ro1">
          <table:table-cell table:style-name="ce35" table:number-columns-repeated="256"/>
          <table:table-cell table:number-columns-repeated="768"/>
        </table:table-row>
        <table:table-row table:style-name="ro1">
          <table:table-cell table:style-name="ce35" office:value-type="string" calcext:value-type="string">
            <text:p>посмотрим. Неделя. В фазе ничо не вижу</text:p>
          </table:table-cell>
          <table:table-cell table:style-name="ce35" table:number-columns-repeated="255"/>
          <table:table-cell table:number-columns-repeated="768"/>
        </table:table-row>
        <table:table-row table:style-name="ro1" table:number-rows-repeated="65479">
          <table:table-cell table:style-name="ce3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колдую?</text:p>
          </table:table-cell>
          <table:table-cell table:style-name="ce13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Что затрагивает эту задачу?</text:p>
          </table:table-cell>
          <table:table-cell table:style-name="ce13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Моя гипотеза, почему этот вопрос важен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круги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31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ты можешь сейчас сделать чтоб сделать себе хорошо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мпх. Давай посмотрим…….. блин будто руки не мои. Я всю жизнь жил наоборот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НЕДЕЛЮ ПОПРОБУЕМ. НЕ ВПЕРВОЙ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я б пожевал чё-то. Каких-то…. Фруктов чтоли хз. Не знаю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чесал бы яйца и посмотрел в окно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поел бульёна. Вернулся. Всё ещё перевариваю. Изменения какие-то странные. Комбинация спокойствия и концентрации. Никогда такого не был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я раньше это достигал только дожиганием. А теперь постоянн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ипа я хотел заслужить право сьесть суп который я добыл и приготовил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а теперь я просто его сьел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мне плевать если кто-то считает это нечестным, мерзким или … не могу вспомнить третье слово. В туалете мысль мелькнула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в общем. Такие вот достойные. А. Недостойным. Так вот. Такие вот достойные изменения. Я думаю тут всё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0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20" office:value-type="string" calcext:value-type="string">
            <text:p>Примеры сегодняшних коэффициентов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3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 2014м было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7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 2020й год (долго не программировал)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отлично молодец. чо. Трезвый. Поздравляю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“у меня есть руки”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5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паттерны поведения говоришь….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скажем так. Если ты хочешь что-то сказать то говори. Я вот смотрю на этого маугли хорошо анализирующего паттерны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думаю “блин Маугли. Почему ты так себя бьёшь по рукам”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вот почему. Долбанные иконы. Направляюще на круг. Всё решен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Групай. И не надейся ни накого. Потому что это и есть цель всех религий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раньше ты видел причину почему они туда всех двигают. Теперь конечную точк. Всё поменялось теперь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паттерны поведения это …….. умение видеть рычаги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.е. у тебя просто хорошая память. Хороший навык воспроизводить в уме то что ты видел одновременно. Мол записать факты по одиночке а потом запустить их все вместе чтобы увидеть что в них общег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это да. Гениально. Ни больше ни меньше. Тренированный мозг. Правильные цели. Хорошее детство. В том плане что правильно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увидеть как шевелятся кусочки пазла и понять зачем… это то как ты вырос… и это никогда тебя не покинет. Это оправдано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о применять это сразу… эти выводы… слишком рано. Даже если у тебя в голове знания о каждом рычаге – это не значит что надо включать круг разработанный дома на колене чтоб получить это сегодня. Эти круги не имели преимуществ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если ты можешь иметь круги дающие сразу это всему миру – браво. Но мне кажется это нереально. Научишься – скажешь. Пока что я вижу что ты юзал (с той Ирой Моспан и т.п.) круги дающие что-то максимум тебе и ей. А остальные враги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8" office:value-type="string" calcext:value-type="string">
            <text:p>Ты строил стены. А надо было строить гильотины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странный ответ. ок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мы можем тебе вернуть способ кидать людей на гильотину времени. Но это можно сделать только вылечив то что ты вылечил час назад. Вот это отношение к своему бизнесу. Тут всё. Везде все только и думают как тебя убедить отдать им что-то – особенно на постоянной основе. Ты видел. Если вы хотите что-то на постоянной основе – будьте добры мне отдать на постоянной основе вашу страховку хотя бы. Хер. Все страховки мира накрылись. Я сам себе страховка. Вот таким методом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* всё на что мне нужна страховка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16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тысячи. Десятки тысяч. Сотни тысяч. Миллионы. Миллиарды. Триллионы раз определял в голове. Квадриллионы раз определял в голове причины движений многих индивидуальных компонентов. А потом не мог выяснить что с этим делать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с этим знанием куда и почему движатся квадриллионы частиц во вселенной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я и щас могу. 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но что мне с этим делать? Я не знаю. Помогите мне. Хотя бы те кого я вижу. Как мне выжить в этом мире зная что вы есть? Хотя стоп. Я это увидел. И решил. Я по привычке чуть не начал это хаить. 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но я решил это. Своим групингом. Правда?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да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так как вас есть?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эм. у тебя есть майндмап “всё что я вижу”. Хочешь – ответы там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мы тебе помогаем лет 10 уже. А ты всё ноешь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уже не ною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ну сегодня да. Ты молодец. Но…. Поверь. Задрало уже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я пытаюсь найти себе… оправдание… или … скорее метод… метод перекрутить это так будто это будет вам на пользу. Но я признаю что ныл и нытьём часто манипулировал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по детски это было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м езжу по наезженным колеям. Сейчас я готов был начать себя попускать мол “вы правы а я нет” и т.п. 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но это было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иконы надо убрать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хотя ты главное групингом занимайся. Иконы уберёшь когда будешь ложиться спать. Не беда в принципе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я боюсь так жить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естественно боишься. Тебя же били за отказы от такой жизни первых 25 лет твоей жизни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………… били за отказы не делать прикладные решения. Пиздец воспитание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вот вот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герой это тот кто не ебёт. И т.п. были. Знаем. Мы тоже там были. Твоими глазами видели мир и т.п. устанешь приводить примеры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суть одна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ты это решил. Достучался чтоли. Всегда делай ключевые точки если они под вопросом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table:number-columns-repeated="128"/>
          <table:table-cell table:number-columns-repeated="896"/>
        </table:table-row>
        <table:table-row table:style-name="ro1">
          <table:table-cell table:style-name="ce13" office:value-type="string" calcext:value-type="string">
            <text:p>ок. я вижу</text:p>
          </table:table-cell>
          <table:table-cell table:style-name="ce13" table:number-columns-repeated="127"/>
          <table:table-cell table:number-columns-repeated="896"/>
        </table:table-row>
        <table:table-row table:style-name="ro1" table:number-rows-repeated="89">
          <table:table-cell table:style-name="ce13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да. школа. Институт. Молодец выучил. Мать учительница-библиотекарь. Было. да. Вбивали в голову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о опознание дифференциалов это только часть беды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вторая половина что мне запрещали их юза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когда я говорю “запрещали” - мне устраивали йобаные ПЫТКИ за то что я их применял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ка я сам не подумал их применить к себ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еперь всё поменялось. За один ресёрч. Часть майндмапа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у меня последний раз такое состояние было когда я бомбермена у Саши дома играл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: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ди. Бомбермен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акие друзья у тебя хорошие. А ты от них отошел потому что они не давали когда ты делал такой взгляд как на икон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икто блядь не давал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а теперь выяснилось что цель такого давания была лишь в том чтоб ты создавал больш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все типы типа бодо шефера которые говорят “отдавать 20%” на самом деле больные на голову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тому что не имеют системы создания систем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вспомнил как он сидел в этом костюмчике а репортёр перед ним аж прыгал от энергии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…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аблик спикинг тоже хорошая тема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слушайте люди мои. Щас я вам спою. Нормальный такой подкат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“від Сєрого”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мнишь ты в будивельнике песню диджею заказывал чтоб поставил для твоей Вали или Юли или …… сука. Это ж надо было так всё проебать с этой иконой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у тебя не было паттернов действий в этих условиях. Пока ты не пожил с ней. Безумие заразно. Здоровье тоже. Просто делай круги. И………. до конца только. да. Ты понял. Короче всё. Всё вылезло до единого. Все тараканы. Тут всё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11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слияние идей…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я вспомнил блэк миррор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от эпизод про паука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хороший пример шизанутого чувака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когда идеи смешиваются в такой пиздец что не разберёшь как ты до этого додумался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короче это бэд трип. Неконтролируемая фаза. <text:s/>Такое у меня было. С моргом наверно. Когда снилось что руки и головы отрезают чтоб сжечь. Потому что типа коронавирус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.е. это пример СЛАБОГО КОНТРОЛЯ. А не сильного. После этого надо ещё и юзать техники чтоб научиться направлять свои мысли…. К каким-то майндмапам, выводам. хз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е знаю у меня щас будто мир весь нагнулся. Будто я – гора, а вокруг – склоны вниз. Мол до меня трудно одбраться. хз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….. (молчит, всё пытается найти что бы это сказать чтоб быть правым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иди групай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1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ой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ак погоди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это я тупо воспроизвожу то кто что делал в какой ситуации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.е. теми методами которые я нашёл на другой стороне карты я юзаю на этой стороне карты. Решаю рекламу во Львове методами которые работают и активно применяются в америке. Много этого было. Но их все обьединяет то что не было никаких исследований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30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потому что мне их надо реши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тому что я не ем свои супы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добываю и готовлю их а потом смотрю на них и на всех кто смотрит как я их буду есть. И этот статус кво продолжается пока суп не испортится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тому что если начну есть то все кто подумают что они такие же как я – попробуют убедить меня его им да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сделают рожи с иконы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т.п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всё это было миллион раз. Ты ж помниш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“что я не мог юзать”. Или “читать”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хотя я щас попробовал читать эту мерзость и понял что может и не стоило мне этого читать.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у типа вспомнил этого жирдяя и почему-то перед глазами мысли как …. я ему потному минет делаю чтоли. Хуй его знает. Дурацкие мысли от которых хочется покончить с собой. хз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е знаю может иконы и важны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о только если они не встанут на пути групанья. Пусть висят пока. Если только мне при этом не прийдётся себе вредить чтоб кого-то накормить тем чего они не умеют ес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без круга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.е. если они будут толкать меня делать что-то без круга то уберу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Наконец-то. Ты понял зачем они нужны. Тут всё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весишь себе иконы. 200 тысяч блин. Пздец. Тут всё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17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решил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групаньем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32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й перманентный вред нанесённый мне оно решает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групанье вхолостую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эти психозы это простое Т из формулы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ы видел самых необычных девчонок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они тебя мотивировали стараться быть лучше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это мило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о это метод тыка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аука так не работает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бизнес тоже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ебе надо знать куда ты идёш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а для этого надо понимать что тебя движет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лучшая часть твоего вопросника это психологическая. Ни дать ни взять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3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оно не является чем-то новым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ебя заводило что тебя на это толкает колдовств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баланс мира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ы решил эт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розрения толкают на круги. Иконы не дают пойти в обратную сторону (разрушать круги ради повторяющихся проблем которые оно решает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ак что да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8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опознай мне проблему а я тебе заплачу 10 гривен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опознай мне проблему или ты труп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опознай мне проблему, лошара (унижение как средство мотивирования мол рассчёт что ты подумаешь “я не лох, давай свою задачу”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реши мне проблему методами которые ты опознавал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дскажи какой метод заюзать для проблемы которую ты во мне видиш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родолжать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Эм……….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всё это мотивации делать круги. И на этом всё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ы это ставишь чисто потому что тебе было пиздец приятно этим бы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дрочка вконце результата тебе пошла на пользу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очнее ещё нет. Но пойдёт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очнее да. Ну т.е. ты ещё даже первый раз не “Дрочил после круга”, но польза уже ес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е вижу смысла меняться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19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Я – каждой бочке затычка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…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.е. изучить паттерны поведения а потом их воспроизводить по мере надобности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это конечно крутой подход но однобокий. Чреват неиспользованием своего потенциала прикрываясь тем что я видел на сторон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тенциал – это синоним “майндмапы” кстати. Всё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если говорят что “у тебя большой потенциал” имеют ввиду “у тебя много майндмапов”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Опытный - “много статистики и сравнительного анализа”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а прикладных никак не называют. Бизнесмены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6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 это повторение делает меня лучше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круги ёпт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ачала кругов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видел бы кто как толкнуть тебя дальше – толкали бы дальш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то на счёт мотивировать людей решать круги? Записал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угу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тут всё. Видишь.память стала хуже немного. Это твоя проблема. Оно включается у тебя из-за тёлок иногда. Потому и надо анализировать свои сильные стороны тоже, а не только свои страхи. Потому что только сильные стороны имеют самые громкие падения при ошибк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……. ок …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4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первое что вспомнил это когда я в садике сковородки на полях рисовал. Обращая внимание на детали (похожесть предмета с реальной сковородкой)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а на меня орали мол что я там рисую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ты взял свой навык художника и применил его к декорациям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мир твой холст. А проекты – твои рисунки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о навык рисовать детали всё так же остался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вопрос лишь в том, что за такие рисунки никто по крайней мере не высказывает своё “мнение” которое никого не волнует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ы научился себя защищать. Всё это время ты учился защищать эти порывы. И превратился в …… <text:span text:style-name="T1">убийцу параллельных вселенных</text:span>. Браво. Снимаю шляпу и низкий поклон с уважением и болью из-за того сколько тебе пришлось перенести боли и потерь чтоб научиться этим вещам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я больше никогда в тебе не засомневаюс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запишу эту мысль. Погоди. Красиво ты сказал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у меня аж член распирает от желания накончать в какую-то дыру. Но это просто у меня яйца не растянуты наверно. Всё окей. Чуть побаливает когда на нём долго лежу. Но вобоще нету такого чтоб прям крючило как было 3-5-10 дней назад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дрочь чтоб себе помочь это всё равно что мотивировать себя искать потенциал. т.е. искать майндмапы. Прикольно но незавершённо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0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БЛАГОДАРНОС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имеры благодарности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(предмет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существование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он(о) даёт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кто мне что либо даёт когда оно у меня ес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мне приходит когда оно у меня ес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ради кого оно создаётся поддерживается и защищается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ради чего оно создаётся поддерживается и защищается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возможно ещё некоторые виды из вопросника самоанализа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майндмапы прос и консов делай. Тут всё. Дополни эт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там есть. При чём давно. Я думал это вредн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вредно если не решает во всём мир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раз есть пути и есть проблема тоже значит не решает. Но можно вполне выбрать тот путь чтоб решал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тут всё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13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коммуникатора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аналитика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сследователя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достоевского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еловек-микроскоп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ботинок не от той ноги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фрилансер. За ваши деньги изучу что угодно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икромонгер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бескомпромисный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дстава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еловек-подстава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щешь чтоб тебе говорили что искать а потом юзаешь это для себя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ы прикрываясь тем что ты хороший анализатор перекладывал на людей роль дневника повторений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уже не надо. Тут всё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бекапы главное делай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еловек-дифференциал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еловек-волна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еловек-опережательных-дел-мастер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еловек-понты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annoying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глухой к мысли что им это не надо (пример ситуации когда ты разбираешь что-то до того как они сделают ресёрч зачем им это надо, тем более бесплатно). Оля блин чувствовала что я туда приду. Надо бы ей позвони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я даже удмал что человек это паутина его паттернов действий. Помнишь? Майндмап Ирке писал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а щас когда гештальтом решаю за …… часа полтора…… то что ело меня 10 лет… я хз. Не знаю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т.е. если подсуммировать – бесполезного нахала который ходит без паруса под ураганом своих желаний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угу. Тут кусочек там кусочек. Откушу немного почек. Знаешь. Вот так ты учишь. Учил. Сейчас тоже. т.е. лучший вариант – идти по порядку. А это “я хорошо анализирую”…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это просто следствие тех кто тебя мотивировал это дела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абстрагировал себя от своих знаний. Мол мне не наод прожить каждую болезнь в мире чтоб знатьчто с ними дела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вот. Видишь. Вот так учатся врачи. т.е. оно имеет право на существование. Вопрос лишь в том какие методы там хранить. Потому что у врачей жизнь несладкая как раз потому что они не решают во всём мире проблемы которые умеют реша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ок. а программист решает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нет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аналитик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так. Иди спать кроче. Тут вё. Просто ты понял что в этом нет ничего особенного. Обычная память. Натренерованная. Заточенная под определённый вид запоминания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который ещё и оказалось несовершенен. Тебе надо это переварить. И я поймау если ты щас остановишься. Или если хочешь доделай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я хочу групать. Групать значит групат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ладн. Тут всё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489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37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невник повторений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, и каждая его часть - это я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виноградов груп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32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 и каждая его часть видит во мн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ЧСВ заменилось уничтожением вселенных. Круто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мне нравится эта фраза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отлично. Разрушитель миров. Иди спать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8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37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невник это попытка защити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пусти его тоже. Мне надо знать что у тебя 4й урове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слушай тут такое дело. Дата-бричи дело постоянное. На кой тебе эта приватная инф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подумай. Люди постоянно взламывают друг друга в соц сетях. Забывают компы включёнными. Уходят от включенного монитора. Отворачиваются. Ты пробовал прятать. Единственный способ спрятать это сделать его неинтересным. Нахуй тебе эти люди на сайте. Своих дел кватае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к тому что……. У тебя решить проблему занимает день. Так может пусть ставят себе проги на компы. На джаве напиши и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следний вопрос. Что делать с решениями типа “сделать клизму” как решение от всех проблем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вот щас у меня стрельнуло в боку и первая мысль “аппендикс. Надо клизму сделать”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бля. Честно. Есть в мире много решений которые помогает знать в экстренных ситуация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 наложить шину и т.п. такие вещи не изменят жизнь. Но они СПАСУТ ЕЁ. Возможно мне. Возможно кому-то другому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не умерли от того что у меня повторения решены а у кого-то в мире – не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урсы типа? Что. Все курсы мира следующим шагом убьёшь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зьможн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………………………………………….. записывай. Ладно. Посмотри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. вот. Отлично. Да поможет тебе гнойный пидор своими образами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шт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урсы умрут сами. На кой с них начина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к я запишу под сомнение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этот сайт образовательны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атны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 каждому майндмап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ли ресёрч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 каждому проекту у тебя первый ресёрч – прийти туда самому, второй – обеспечить чтоб другие тоже ходил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ык презентация. Видео на ютюбе. Я об этом думал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. отлично.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21"/>
        <table:table-column table:style-name="co1" table:number-columns-repeated="1023" table:default-cell-style-name="ce21"/>
        <table:table-row table:style-name="ro1">
          <table:table-cell table:style-name="ce38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37"/>
          <table:table-cell table:number-columns-repeated="1023"/>
        </table:table-row>
        <table:table-row table:style-name="ro1">
          <table:table-cell office:value-type="string" calcext:value-type="string">
            <text:p>опять так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скал взрослых чуваков на которых веду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нализировал их поведе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рав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пособы решения повторени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ходил такой типа “я Киану Ривз”. “я Муаддиб”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 вопрос был лишь в том чтоб решить то зачем ты тако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всё позерство (твоё и возможно других если хватит времени)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сделать чтоб оно увидело во мне и всех моих частях себя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делай круги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доведи до ума хоть один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ты больше никогда не отступиш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ы и так не думаю что отступиш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о ты мог бы и быстрее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не отвлекаться на проекты на стороне. 7 часов потратить на внеплановое решение эт только ты можешь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8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карты решений ты сделал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о их не существует пока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ы записал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еперь сделай………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вой виноградов групп – первый в мире майндмап перманентных решений проблем во всём мире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гни эту линию и всё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7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заюза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решено ВГ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32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3">
          <table:table-cell table:style-name="ce19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13" table:number-columns-repeated="255"/>
          <table:table-cell table:number-columns-repeated="768"/>
        </table:table-row>
        <table:table-row table:style-name="ro4">
          <table:table-cell table:style-name="ce20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лежит не занятое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.е. к тебе реально приходили дуры которым в голову не приходило что это ты этот суп приготовил и смотришь на него и на тех кто смотрит…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то у тебя есть какие-то планы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воровки знаеш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короче хотят пожрать суп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которым похер возле кого он стоит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решилось виноградов группом и тем что я сделал час назад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ут всё. Стреляющие боли это не прикольно. Надо отдохнуть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5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1"/>
        <table:table-column table:style-name="co1" table:number-columns-repeated="1023" table:default-cell-style-name="ce21"/>
        <table:table-row table:style-name="ro5">
          <table:table-cell table:style-name="ce3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было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33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моя гипотеза что этот вопрос важен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жрут с моей тарелки супа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заражая своими рылами мой супчик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мой идеальный супчик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суки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…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решено. Ладно. ВГ. Хороший ответ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хорошая реакция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хорошая ненавис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здоровая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ету религиозного фанатизма “раздавать”,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есть понимание что если начать раздавать то не достанется никому. Потому что испортится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цель раздавания была делать круги. Мотивация их делать у тебя родилась. Тут всё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1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решает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толкает решать кругами чтото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33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наверно когда я начал сиськи девчонок со двора виде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…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хотел их впечатлить чтоли. хз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главное что я старался. 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мать старалас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мы все старалис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я и мать замотивированы решать что-то во всём мире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олько так мы выжили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и вообще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выживают только те кто пытается решать что-то во всём мире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хоть как-то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 другому никак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о другому становишься бракованным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чуваком с татуировкой на шее и кучей шрамов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19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колдует?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она просто есть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колдует мир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32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уже да. Круги. Тут всё. Всё вынес в сайт. Спасибо тебе что пропустил через вопросник. Потратил время. Мне понравилось. Но последний совет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будь собой. Хватит лизать жопы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ты поправил вопросник. Записал нюансы. Жыви по ним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office:value-type="string" calcext:value-type="string">
            <text:p>не так много тебе осталось.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…</text:p>
          </table:table-cell>
          <table:table-cell table:style-name="ce13" table:number-columns-repeated="255"/>
          <table:table-cell table:number-columns-repeated="768"/>
        </table:table-row>
        <table:table-row table:style-name="ro1">
          <table:table-cell table:style-name="ce13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иди групай.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65522">
          <table:table-cell table:style-name="ce1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36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может даже в музей эту вещь дать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так хоть отобью вложенные деньги.</text:p>
          </table:table-cell>
          <table:table-cell table:style-name="ce13" table:number-columns-repeated="127"/>
          <table:table-cell table:number-columns-repeated="896"/>
        </table:table-row>
        <table:table-row table:style-name="ro1" table:number-rows-repeated="121">
          <table:table-cell table:style-name="ce13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1">
          <table:table-cell table:style-name="ce40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">Решение 9 (напр. Решение болезни или проблемы – таблетки решающие строку короче). </text:span><text:span text:style-name="T3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41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">вопрос кнопки “</text:span><text:span text:style-name="T3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42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41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41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<text:span text:style-name="T4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table:table-column table:style-name="co1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40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0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table:table-column table:style-name="co45" table:default-cell-style-name="ce40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40" office:value-type="string" calcext:value-type="string">
            <text:p>Competition is a sin (80/20, automation)</text:p>
          </table:table-cell>
          <table:table-cell table:style-name="ce40" office:value-type="string" calcext:value-type="string">
            <text:p>Biggest bang for the buck</text:p>
          </table:table-cell>
          <table:table-cell table:style-name="ce40" office:value-type="string" calcext:value-type="string">
            <text:p>% износа (текущий)</text:p>
          </table:table-cell>
          <table:table-cell table:style-name="ce40" office:value-type="string" calcext:value-type="string">
            <text:p>% отставания от блидинг еджа мира</text:p>
          </table:table-cell>
          <table:table-cell table:style-name="ce40" office:value-type="string" calcext:value-type="string">
            <text:p>Мат. Модель</text:p>
          </table:table-cell>
          <table:table-cell table:style-name="ce40" office:value-type="string" calcext:value-type="string">
            <text:p>Проектный вопросник</text:p>
          </table:table-cell>
          <table:table-cell table:style-name="ce40" office:value-type="string" calcext:value-type="string">
            <text:p>Как преотвратить поток автоматизированных дескредетаторов</text:p>
          </table:table-cell>
          <table:table-cell table:style-name="ce40" office:value-type="string" calcext:value-type="string">
            <text:p>Как обойти защиту такого уровня если б она была</text:p>
          </table:table-cell>
          <table:table-cell table:style-name="ce40" office:value-type="string" calcext:value-type="string">
            <text:p>Уход с линии удара неблагополучных условий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миренчен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Организацион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Стратегическ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Страхов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Тайм Менеджмент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Патент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Инфраструктур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Скорост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Интеграцион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Качествен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Экономическ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Финансов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Репутационн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Экологическое</text:p>
          </table:table-cell>
          <table:table-cell table:number-columns-repeated="9"/>
        </table:table-row>
        <table:table-row table:style-name="ro1">
          <table:table-cell table:style-name="ce47" office:value-type="string" calcext:value-type="string">
            <text:p>Разрешитель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9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3" office:value-type="string" calcext:value-type="string">
            <text:p>Пока что я тут ничего писать не буду потому что время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По этому не знаю. 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13" table:number-columns-repeated="127"/>
          <table:table-cell table:number-columns-repeated="896"/>
        </table:table-row>
        <table:table-row table:style-name="ro1">
          <table:table-cell table:style-name="ce13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13" table:number-columns-repeated="127"/>
          <table:table-cell table:number-columns-repeated="896"/>
        </table:table-row>
        <table:table-row table:style-name="ro1" table:number-rows-repeated="122">
          <table:table-cell table:style-name="ce13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1">
          <table:table-cell table:style-name="ce40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3:03:36.148162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2</meta:editing-cycles>
    <meta:editing-duration>PT1H31M30S</meta:editing-duration>
    <meta:generator>LibreOffice/6.0.7.3$Linux_X86_64 LibreOffice_project/00m0$Build-3</meta:generator>
    <dc:title>Групанье</dc:title>
    <meta:creation-date>2020-04-29T03:03:40.224610095</meta:creation-date>
    <dc:date>2020-04-29T05:52:29.886253469</dc:date>
    <meta:document-statistic meta:table-count="42" meta:cell-count="586" meta:object-count="0"/>
    <meta:template xlink:type="simple" xlink:actuate="onRequest" xlink:title="Групанье" xlink:href="../../../../Templates/Групанье.ots" meta:date="2020-04-29T03:03:37.901691289"/>
  </office:meta>
</office:document-meta>
</file>